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95d8f7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1e693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2ee4d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34403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960245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9d3793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9fd572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9f03db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2976d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39206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c93a7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913b4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bcedb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a7744f3" officeooo:paragraph-rsid="2a7744f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10509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35ab7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39206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1e693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2ee4d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1b491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34403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2418b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960245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0ddac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9fd572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1604e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9f03db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9f0d2d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9fa554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39206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bd33e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0ab94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bc0e3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ace2d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5fad7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b630c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73e09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74780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1e8bc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233f2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238a7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40a0a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cca8a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d5353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d474b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d3e2f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cff3e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c467e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c63c0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5626d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ba597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5c0e5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5a566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4022f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4160a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43213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4fc22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42ded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10945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12767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0fccd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dc50a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e5b7e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f4794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fc9a6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ec26b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e9d8b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ece5d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f5473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f9b69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03ed9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0014b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e3d5e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f33ae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094f0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afec8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589fa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59abc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5af9f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5d9f2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6218a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63b3e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65230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7694b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7a836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7cde7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7def1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8f617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981af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9bc04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9e12d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9eb06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a2568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b29f1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97d0ef7" officeooo:paragraph-rsid="29f03db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a7744f3" officeooo:paragraph-rsid="2ab0cfd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a7744f3" officeooo:paragraph-rsid="2a39206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a7744f3" officeooo:paragraph-rsid="2ad3f65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a7744f3" officeooo:paragraph-rsid="2aafec8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acca8ab" officeooo:paragraph-rsid="2acca8a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ace03af" officeooo:paragraph-rsid="2acca8a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ace03af" officeooo:paragraph-rsid="2b094f0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2e2d83da"/>
    </style:style>
    <style:style style:name="T3" style:family="text">
      <style:text-properties officeooo:rsid="297d0ef7"/>
    </style:style>
    <style:style style:name="T4" style:family="text">
      <style:text-properties officeooo:rsid="299a2853"/>
    </style:style>
    <style:style style:name="T5" style:family="text">
      <style:text-properties style:font-name="標楷體1"/>
    </style:style>
    <style:style style:name="T6" style:family="text">
      <style:text-properties style:font-name="標楷體1" style:font-name-asian="標楷體1"/>
    </style:style>
    <style:style style:name="T7" style:family="text">
      <style:text-properties style:font-name="標楷體1" officeooo:rsid="29d3793e" style:font-name-asian="標楷體1"/>
    </style:style>
    <style:style style:name="T8" style:family="text">
      <style:text-properties style:font-name="標楷體1" officeooo:rsid="2a4022f4" style:font-name-asian="標楷體1"/>
    </style:style>
    <style:style style:name="T9" style:family="text">
      <style:text-properties style:font-name="標楷體1" officeooo:rsid="2a43213f" style:font-name-asian="標楷體1"/>
    </style:style>
    <style:style style:name="T10" style:family="text">
      <style:text-properties style:font-name="標楷體1" officeooo:rsid="2f9be6fe"/>
    </style:style>
    <style:style style:name="T11" style:family="text">
      <style:text-properties style:font-name="標楷體1" officeooo:rsid="299a2853"/>
    </style:style>
    <style:style style:name="T12" style:family="text">
      <style:text-properties style:font-name="標楷體1" officeooo:rsid="29d3793e"/>
    </style:style>
    <style:style style:name="T13" style:family="text">
      <style:text-properties style:font-name="標楷體1" officeooo:rsid="352e8af6"/>
    </style:style>
    <style:style style:name="T14" style:family="text">
      <style:text-properties style:font-name="標楷體1" officeooo:rsid="2a43213f"/>
    </style:style>
    <style:style style:name="T15" style:family="text">
      <style:text-properties style:font-name="標楷體1" officeooo:rsid="2aafec86"/>
    </style:style>
    <style:style style:name="T16" style:family="text">
      <style:text-properties style:font-name="標楷體1" officeooo:rsid="4c43b58b"/>
    </style:style>
    <style:style style:name="T17" style:family="text">
      <style:text-properties officeooo:rsid="1e28fd16"/>
    </style:style>
    <style:style style:name="T18" style:family="text">
      <style:text-properties officeooo:rsid="352e8af6"/>
    </style:style>
    <style:style style:name="T19" style:family="text">
      <style:text-properties officeooo:rsid="17cb7444"/>
    </style:style>
    <style:style style:name="T20" style:family="text">
      <style:text-properties fo:color="#333333"/>
    </style:style>
    <style:style style:name="T21" style:family="text">
      <style:text-properties fo:color="#333333" style:font-name="標楷體1"/>
    </style:style>
    <style:style style:name="T22" style:family="text">
      <style:text-properties fo:color="#333333" officeooo:rsid="4c43b58b"/>
    </style:style>
    <style:style style:name="T23" style:family="text">
      <style:text-properties fo:color="#333333" style:font-name="標楷體1" officeooo:rsid="2b7694b3"/>
    </style:style>
    <style:style style:name="T24" style:family="text">
      <style:text-properties fo:color="#333333" style:font-name="標楷體1" style:font-name-asian="標楷體1"/>
    </style:style>
    <style:style style:name="T25" style:family="text">
      <style:text-properties fo:color="#333333" style:font-name="標楷體1" officeooo:rsid="2bb65074"/>
    </style:style>
    <style:style style:name="T26" style:family="text">
      <style:text-properties officeooo:rsid="2e2d83da"/>
    </style:style>
    <style:style style:name="T27" style:family="text">
      <style:text-properties officeooo:rsid="2e2d83da" style:font-name-asian="Arial1"/>
    </style:style>
    <style:style style:name="T28" style:family="text">
      <style:text-properties officeooo:rsid="2acca8ab" style:font-name-asian="Arial1"/>
    </style:style>
    <style:style style:name="T29" style:family="text">
      <style:text-properties officeooo:rsid="2ae34198" style:font-name-asian="Arial1"/>
    </style:style>
    <style:style style:name="T30" style:family="text">
      <style:text-properties officeooo:rsid="2a4022f4"/>
    </style:style>
    <style:style style:name="T31" style:family="text">
      <style:text-properties officeooo:rsid="4c43b58b"/>
    </style:style>
    <style:style style:name="T32" style:family="text">
      <style:text-properties officeooo:rsid="40b326dd"/>
    </style:style>
    <style:style style:name="T33" style:family="text">
      <style:text-properties officeooo:rsid="2aafec86"/>
    </style:style>
    <style:style style:name="T34" style:family="text">
      <style:text-properties officeooo:rsid="2a7744f3"/>
    </style:style>
    <style:style style:name="T35" style:family="text">
      <style:text-properties officeooo:rsid="2acca8ab"/>
    </style:style>
    <style:style style:name="T36" style:family="text">
      <style:text-properties officeooo:rsid="2ace03af"/>
    </style:style>
    <style:style style:name="T37" style:family="text">
      <style:text-properties officeooo:rsid="2ae34198"/>
    </style:style>
    <style:style style:name="T38" style:family="text">
      <style:text-properties fo:color="#010101" style:font-name="標楷體1" style:font-name-asian="標楷體1"/>
    </style:style>
    <style:style style:name="T39" style:family="text">
      <style:text-properties fo:color="#010101" style:font-name="標楷體1" officeooo:rsid="2ae34198" style:font-name-asian="標楷體1"/>
    </style:style>
    <style:style style:name="T40" style:family="text">
      <style:text-properties style:font-name="標楷體1"/>
    </style:style>
    <style:style style:name="T41" style:family="text">
      <style:text-properties style:font-name="標楷體1" style:font-name-asian="標楷體1"/>
    </style:style>
    <style:style style:name="T42" style:family="text">
      <style:text-properties style:font-name="標楷體1" officeooo:rsid="2b7557dd" style:font-name-asian="標楷體1"/>
    </style:style>
    <style:style style:name="T43" style:family="text">
      <style:text-properties style:font-name="標楷體1" officeooo:rsid="2b73fccf"/>
    </style:style>
    <style:style style:name="T44" style:family="text">
      <style:text-properties style:font-name="標楷體1" officeooo:rsid="2b7694b3"/>
    </style:style>
    <style:style style:name="T45" style:family="text">
      <style:text-properties style:font-name="標楷體1" officeooo:rsid="2bb65074"/>
    </style:style>
    <style:style style:name="T46" style:family="text">
      <style:text-properties fo:color="#1c1c1c"/>
    </style:style>
    <style:style style:name="T47" style:family="text">
      <style:text-properties officeooo:rsid="2b73fccf"/>
    </style:style>
    <style:style style:name="T48" style:family="text">
      <style:text-properties officeooo:rsid="2b7557d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685397245" text:style-name="L1">
        <text:list-item>
          <text:p text:style-name="P1"><text:bookmark-start text:name="神"/>神<text:bookmark-end text:name="神"/></text:p>
          <text:list>
            <text:list-item>
              <text:p text:style-name="P15">（相關描述 在 <text:span text:style-name="T1">新生之書</text:span>的 <text:span text:style-name="T1">神、預言</text:span> <text:span text:style-name="T18">文件群的</text:span> <text:span text:style-name="T1">神</text:span>）</text:p>
            </text:list-item>
            <text:list-item>
              <text:p text:style-name="P18">神。</text:p>
              <text:list>
                <text:list-item>
                  <text:p text:style-name="P18">神 是 <text:span text:style-name="T19">職位、職業、階層、身分、地位、職別、隸屬。</text:span></text:p>
                </text:list-item>
                <text:list-item>
                  <text:p text:style-name="P2">神 是 <text:span text:style-name="T19">有超能力並且幫助人類文明的個體</text:span>。</text:p>
                </text:list-item>
              </text:list>
            </text:list-item>
            <text:list-item>
              <text:p text:style-name="P19"><text:span text:style-name="T26">（李嗣涔 認定的）</text:span>神、佛。</text:p>
              <text:list>
                <text:list-item>
                  <text:p text:style-name="P3"><text:span text:style-name="T26">（李嗣涔 認定的）信息場 </text:span><text:span text:style-name="T27">↔</text:span><text:span text:style-name="T26"> </text:span>精神世界。</text:p>
                </text:list-item>
                <text:list-item>
                  <text:p text:style-name="P4"><text:span text:style-name="T26">（李嗣涔 認定的）</text:span>神、佛<text:span text:style-name="T26"> </text:span><text:span text:style-name="T27">↔</text:span><text:span text:style-name="T26"> </text:span>精神層個體<text:span text:style-name="T20">、第</text:span><text:span text:style-name="T21">2</text:span><text:span text:style-name="T20">層級型態個體</text:span>。</text:p>
                  <text:list>
                    <text:list-item>
                      <text:p text:style-name="P16">（神、佛 的 相關描述在 <text:span text:style-name="T1">新生之書</text:span>的 <text:span text:style-name="T1">哲學</text:span> 文件群的 <text:span text:style-name="T2">李嗣涔</text:span>）</text:p>
                    </text:list-item>
                    <text:list-item>
                      <text:p text:style-name="P20">精神層個體 是 精神世界的 個體。</text:p>
                      <text:list>
                        <text:list-item>
                          <text:p text:style-name="P20">精神世界 是（物質世界、精神世界 的）精神世界。</text:p>
                          <text:list>
                            <text:list-item>
                              <text:p text:style-name="P20">明顯例子，人類個體 是 物質世界的 個體。</text:p>
                            </text:list-item>
                            <text:list-item>
                              <text:p text:style-name="P21">明顯例子，神類個體、佛類個體 是 精神世界的 個體。</text:p>
                            </text:list-item>
                          </text:list>
                        </text:list-item>
                        <text:list-item>
                          <text:p text:style-name="P20">物質世界、精神世界 有機率 互相影響。</text:p>
                          <text:list>
                            <text:list-item>
                              <text:p text:style-name="P22">物質世界的個體、精神世界的個體 有機率 互相影響。</text:p>
                            </text:list-item>
                            <text:list-item>
                              <text:p text:style-name="P22">肉質層個體、精神層個體 有機率 互相影響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"><text:bookmark-start text:name="有機率（正在、試圖）監視、控制 的 勢力、存在、個體"/>有機率（正在、試圖）監視、控制 的 勢力、存在、個體<text:bookmark-end text:name="有機率（正在、試圖）監視、控制 的 勢力、存在、個體"/></text:p>
          <text:list>
            <text:list-item>
              <text:p text:style-name="P15">（相關描述 在 <text:span text:style-name="T1">新生之書</text:span>的 <text:span text:style-name="T1">_</text:span><text:span text:style-name="T13"> </text:span><text:span text:style-name="T18">文件群的 </text:span><text:span text:style-name="T1">有機率（正在、試圖）監視、控制 的 勢力、存在、個體</text:span>）</text:p>
            </text:list-item>
            <text:list-item>
              <text:p text:style-name="P5">有機率有、有機率發生。</text:p>
              <text:list>
                <text:list-item>
                  <text:p text:style-name="P5">人類文明。</text:p>
                  <text:list>
                    <text:list-item>
                      <text:p text:style-name="P23">組織。</text:p>
                      <text:list>
                        <text:list-item>
                          <text:p text:style-name="P23">以 美國 為首的 國家政府。</text:p>
                          <text:list>
                            <text:list-item>
                              <text:p text:style-name="P23">明顯例子，美國、英國、澳洲、日本、中國、印度、俄羅斯、加拿大、以色列。</text:p>
                            </text:list-item>
                            <text:list-item>
                              <text:p text:style-name="P23">明顯例子，國家機密組織、國家政府 的 探員、軍方、警方、政方、一般民眾。</text:p>
                            </text:list-item>
                            <text:list-item>
                              <text:p text:style-name="P23">明顯例子，國家的 領導層、國民群。</text:p>
                            </text:list-item>
                          </text:list>
                        </text:list-item>
                        <text:list-item>
                          <text:p text:style-name="P23">梵諦岡。</text:p>
                        </text:list-item>
                        <text:list-item>
                          <text:p text:style-name="P23">共濟會。</text:p>
                        </text:list-item>
                        <text:list-item>
                          <text:p text:style-name="P23">光明會。</text:p>
                        </text:list-item>
                      </text:list>
                    </text:list-item>
                    <text:list-item>
                      <text:p text:style-name="P24"><text:span text:style-name="T12">勢力</text:span>。</text:p>
                      <text:list>
                        <text:list-item>
                          <text:p text:style-name="P25">協助派。</text:p>
                          <text:list>
                            <text:list-item>
                              <text:p text:style-name="P25">保護 本書。</text:p>
                            </text:list-item>
                            <text:list-item>
                              <text:p text:style-name="P25">有機率 改變 人類文明。</text:p>
                            </text:list-item>
                          </text:list>
                        </text:list-item>
                        <text:list-item>
                          <text:p text:style-name="P25">阻擋派。</text:p>
                          <text:list>
                            <text:list-item>
                              <text:p text:style-name="P26">（試圖）阻止 本書 被發布。</text:p>
                            </text:list-item>
                            <text:list-item>
                              <text:p text:style-name="P25">有機率 維持、改變 人類文明。</text:p>
                            </text:list-item>
                          </text:list>
                        </text:list-item>
                        <text:list-item>
                          <text:p text:style-name="P25">觀望派。</text:p>
                          <text:list>
                            <text:list-item>
                              <text:p text:style-name="P25">觀望、觀察 本書。</text:p>
                            </text:list-item>
                            <text:list-item>
                              <text:p text:style-name="P25">有機率 不參與 人類文明的 改變、維持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5">人外文明。</text:p>
                  <text:list>
                    <text:list-item>
                      <text:p text:style-name="P23"><text:span text:style-name="T7">勢力</text:span>。</text:p>
                      <text:list>
                        <text:list-item>
                          <text:p text:style-name="P6">協助派。</text:p>
                          <text:list>
                            <text:list-item>
                              <text:p text:style-name="P23">保護 本書。</text:p>
                            </text:list-item>
                          </text:list>
                        </text:list-item>
                        <text:list-item>
                          <text:p text:style-name="P6">阻擋派。</text:p>
                          <text:list>
                            <text:list-item>
                              <text:p text:style-name="P26">（試圖）阻止 本書 被發布。</text:p>
                            </text:list-item>
                          </text:list>
                        </text:list-item>
                        <text:list-item>
                          <text:p text:style-name="P7">觀望派。</text:p>
                          <text:list>
                            <text:list-item>
                              <text:p text:style-name="P25">觀望、觀察 本書。</text:p>
                            </text:list-item>
                            <text:list-item>
                              <text:p text:style-name="P25">有機率 記錄 人類文明。</text:p>
                              <text:list>
                                <text:list-item>
                                  <text:p text:style-name="P25">明顯例子，美國內戰（電影）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7">有機率有、有機率發生。</text:p>
              <text:list>
                <text:list-item>
                  <text:p text:style-name="P27">協助派、阻擋派。</text:p>
                  <text:list>
                    <text:list-item>
                      <text:p text:style-name="P27">協助派。</text:p>
                      <text:list>
                        <text:list-item>
                          <text:p text:style-name="P28">保護 本書。</text:p>
                        </text:list-item>
                      </text:list>
                    </text:list-item>
                    <text:list-item>
                      <text:p text:style-name="P28">阻擋派。</text:p>
                      <text:list>
                        <text:list-item>
                          <text:p text:style-name="P29">阻擋派。</text:p>
                          <text:list>
                            <text:list-item>
                              <text:p text:style-name="P26">（試圖）阻止 本書 被發布。</text:p>
                            </text:list-item>
                          </text:list>
                        </text:list-item>
                        <text:list-item>
                          <text:p text:style-name="P28">阻擋派。</text:p>
                          <text:list>
                            <text:list-item>
                              <text:p text:style-name="P27">發覺存在。</text:p>
                            </text:list-item>
                            <text:list-item>
                              <text:p text:style-name="P27">情報收集。</text:p>
                            </text:list-item>
                            <text:list-item>
                              <text:p text:style-name="P27"><text:span text:style-name="T3">判定</text:span> 有機率威脅到 人類文明。</text:p>
                              <text:list>
                                <text:list-item>
                                  <text:p text:style-name="P27">（試圖）暗殺。</text:p>
                                </text:list-item>
                              </text:list>
                            </text:list-item>
                            <text:list-item>
                              <text:p text:style-name="P27">被提醒 不能暗殺。</text:p>
                            </text:list-item>
                            <text:list-item>
                              <text:p text:style-name="P95">利用。</text:p>
                            </text:list-item>
                            <text:list-item>
                              <text:p text:style-name="P27">發覺 本書 決定要被發布。</text:p>
                              <text:list>
                                <text:list-item>
                                  <text:p text:style-name="P27">再次（試圖）暗殺。</text:p>
                                </text:list-item>
                              </text:list>
                            </text:list-item>
                            <text:list-item>
                              <text:p text:style-name="P27">發覺 本書 即將被發布。</text:p>
                              <text:list>
                                <text:list-item>
                                  <text:p text:style-name="P27">（試圖）阻擾、阻擋。</text:p>
                                </text:list-item>
                              </text:list>
                            </text:list-item>
                            <text:list-item>
                              <text:p text:style-name="P27">本書 被發布。</text:p>
                            </text:list-item>
                          </text:list>
                        </text:list-item>
                        <text:list-item>
                          <text:p text:style-name="P27">阻擋派。</text:p>
                          <text:list>
                            <text:list-item>
                              <text:p text:style-name="P27">發覺存在。</text:p>
                              <text:list>
                                <text:list-item>
                                  <text:p text:style-name="P27">竊聽 發現 本書。</text:p>
                                  <text:list>
                                    <text:list-item>
                                      <text:p text:style-name="P27">竊聽 發現 本書的 存在、變化。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27">情報收集。</text:p>
                              <text:list>
                                <text:list-item>
                                  <text:p text:style-name="P27">開始、持續、到本書發布和目前為止都（還）沒有停止 情報收集。</text:p>
                                </text:list-item>
                                <text:list-item>
                                  <text:p text:style-name="P27">使用線民、探員、軍方、警方、電器、超能力 竊聽、偷窺、超感知 情報收集。</text:p>
                                  <text:list>
                                    <text:list-item>
                                      <text:p text:style-name="P27">竊聽、偷窺、跟監、監視、線民、社交工程。</text:p>
                                      <text:list>
                                        <text:list-item>
                                          <text:p text:style-name="P27">利用 周遭個體 進行 竊聽、偷窺、跟監、監視、社交工程。</text:p>
                                        </text:list-item>
                                        <text:list-item>
                                          <text:p text:style-name="P27">利用 周遭個體 成為 線民。</text:p>
                                        </text:list-item>
                                        <text:list-item>
                                          <text:p text:style-name="P27">明顯例子，<text:span text:style-name="T10">（YouTube 的）揭密"史塔西"：維護一黨專政，發動底層互害！社會主義東德的"紅色蓋世太保"，究竟有多恐怖？</text:span>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27">（超視距）遙視、（預知未來型）遙視、透視、<text:span text:style-name="T17">靈魂出竅。</text:span></text:p>
                                    </text:list-item>
                                    <text:list-item>
                                      <text:p text:style-name="P27"><text:span text:style-name="T17">心電感應、催眠、精神控制、意識控制、竊聽腦中感知、寫入腦中感知</text:span>。</text:p>
                                    </text:list-item>
                                    <text:list-item>
                                      <text:p text:style-name="P27">記錄、分析、評估 性格、習慣、經歷、周遭、一切。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27">判定 有機率威脅到 人類文明。</text:p>
                              <text:list>
                                <text:list-item>
                                  <text:p text:style-name="P27"><text:span text:style-name="T11">（仍然）24小時 全程、全時段、全方位 </text:span><text:span text:style-name="T4">情報收集</text:span>。</text:p>
                                  <text:list>
                                    <text:list-item>
                                      <text:p text:style-name="P27">使用 線民、探員、軍方、警方、電器 竊聽、偷窺 情報收集。</text:p>
                                    </text:list-item>
                                    <text:list-item>
                                      <text:p text:style-name="P27">使用 超能力（近距離、遠距離、超視距）超感知 情報收集。</text:p>
                                    </text:list-item>
                                  </text:list>
                                </text:list-item>
                                <text:list-item>
                                  <text:p text:style-name="P27">判定 有機率 威脅、摧毀 人類、人類文明、人類群體 本身、運作狀態、架構。</text:p>
                                </text:list-item>
                                <text:list-item>
                                  <text:p text:style-name="P27">（試圖）暗殺。</text:p>
                                </text:list-item>
                              </text:list>
                            </text:list-item>
                            <text:list-item>
                              <text:p text:style-name="P27">被提醒 不能 暗殺。</text:p>
                              <text:list>
                                <text:list-item>
                                  <text:p text:style-name="P27">被 人外文明 提醒 不能 暗殺。</text:p>
                                </text:list-item>
                              </text:list>
                            </text:list-item>
                            <text:list-item>
                              <text:p text:style-name="P27">利用。</text:p>
                              <text:list>
                                <text:list-item>
                                  <text:p text:style-name="P27"><text:span text:style-name="T11">（仍然）24小時 全程、全時段、全方位 </text:span><text:span text:style-name="T4">情報收集</text:span>。</text:p>
                                </text:list-item>
                                <text:list-item>
                                  <text:p text:style-name="P27">直接、間接利用、控制、遙控、引導、誘導 本書（準備 記載、記錄）的內容。</text:p>
                                  <text:list>
                                    <text:list-item>
                                      <text:p text:style-name="P27">誘導 記載、記錄 有利於 獲利者、既得利益者、人類文明 的 內容。</text:p>
                                    </text:list-item>
                                    <text:list-item>
                                      <text:p text:style-name="P27">阻擾 記載、記錄 不利於 獲利者、既得利益者、人類文明 的 內容。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27">發覺 本書 決定要被發布。</text:p>
                              <text:list>
                                <text:list-item>
                                  <text:p text:style-name="P27"><text:span text:style-name="T11">（仍然）24小時 全程、全時段、全方位 </text:span><text:span text:style-name="T4">情報收集</text:span>。</text:p>
                                </text:list-item>
                              </text:list>
                            </text:list-item>
                            <text:list-item>
                              <text:p text:style-name="P27">發覺 本書 即將被發布。</text:p>
                              <text:list>
                                <text:list-item>
                                  <text:p text:style-name="P27"><text:span text:style-name="T11">（仍然）24小時 全程、全時段、全方位 </text:span><text:span text:style-name="T4">情報收集</text:span>。</text:p>
                                </text:list-item>
                              </text:list>
                            </text:list-item>
                            <text:list-item>
                              <text:p text:style-name="P27">本書 被發布。</text:p>
                              <text:list>
                                <text:list-item>
                                  <text:p text:style-name="P27"><text:span text:style-name="T11">（仍然）24小時 全程、全時段、全方位 </text:span><text:span text:style-name="T4">情報收集</text:span>。</text:p>
                                </text:list-item>
                                <text:list-item>
                                  <text:p text:style-name="P27">協助派、抵擋派（仍然）存在。</text:p>
                                </text:list-item>
                                <text:list-item>
                                  <text:p text:style-name="P27">協助派、抵擋派（仍然）沒有 現身、直接接觸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81">人類文明的 領導層、遙視團隊、監控團隊 有機率認定<text:span text:style-name="T46">（）</text:span>太平凡、沒有愛心、沒有信念。</text:p>
                  <text:list>
                    <text:list-item>
                      <text:p text:style-name="P81">人類文明的 領導層、遙視團隊、監控團隊 有機率認定<text:span text:style-name="T46">（）</text:span>沒有好品德、沒有教養。</text:p>
                    </text:list-item>
                    <text:list-item>
                      <text:p text:style-name="P78">人類文明的 領導層、遙視團隊、監控團隊 有機率（對<text:span text:style-name="T46">（）</text:span>）感到 失望、輕蔑、敵視。</text:p>
                    </text:list-item>
                    <text:list-item>
                      <text:p text:style-name="P77">人類文明的 領導層、遙視團隊、監控團隊 有機率（對 本書的 內容）感到 憤怒。</text:p>
                    </text:list-item>
                    <text:list-item>
                      <text:p text:style-name="P77">人類文明的 領導層、遙視團隊、監控團隊 有機率使用 超能力、官方權力 偷窺、竊聽。</text:p>
                      <text:list>
                        <text:list-item>
                          <text:p text:style-name="P77">人類文明的 領導層、遙視團隊、監控團隊 有機率（已經、正在、即將）使用 官方權力、超能力（近距離、遠距離、超視距<text:span text:style-name="T6">）(肉質層、意識層、精神層)</text:span>偷窺、竊聽、控制、攻擊、傷害、入侵。</text:p>
                        </text:list-item>
                      </text:list>
                    </text:list-item>
                  </text:list>
                </text:list-item>
                <text:list-item>
                  <text:p text:style-name="P79"><text:span text:style-name="T46">（）</text:span>周遭 有機率正在 開 超能力 派對。</text:p>
                  <text:list>
                    <text:list-item>
                      <text:p text:style-name="P80"><text:span text:style-name="T46">（）</text:span>本身、周遭 有機率 已經、正在 開 超能力 派對、戰爭。</text:p>
                    </text:list-item>
                    <text:list-item>
                      <text:p text:style-name="P82"><text:span text:style-name="T46">（）</text:span>本身、周遭 肉質層、意識層、精神層 有機率 已經、正在 開 超能力 派對、戰爭。</text:p>
                    </text:list-item>
                    <text:list-item>
                      <text:p text:style-name="P82"><text:span text:style-name="T46">（）</text:span>內在物質、外在環境 有機率 已經、正在 開 超能力 派對、戰爭。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8"><text:bookmark-start text:name="肉質層個體、意識層個體、精神層個體"/>肉質層個體、意識層個體、精神層個體<text:bookmark-end text:name="肉質層個體、意識層個體、精神層個體"/></text:p>
          <text:list>
            <text:list-item>
              <text:p text:style-name="P9">肉質層個體<text:span text:style-name="T20"> 的 明顯例子</text:span>，<text:span text:style-name="T20">物質世界的個體、</text:span>人類。</text:p>
            </text:list-item>
            <text:list-item>
              <text:p text:style-name="P9">意識層個體<text:span text:style-name="T20"> 的 明顯例子</text:span>，<text:span text:style-name="T20">物質世界的個體、</text:span>靈魂。</text:p>
            </text:list-item>
            <text:list-item>
              <text:p text:style-name="P10">精神層個體<text:span text:style-name="T20"> 的 明顯例子</text:span>，<text:span text:style-name="T20">精神世界的個體、</text:span><text:span text:style-name="T26">（李嗣涔 認定的）</text:span>神、佛。</text:p>
            </text:list-item>
          </text:list>
        </text:list-item>
        <text:list-item>
          <text:p text:style-name="P10"><text:bookmark-start text:name="大規模監控"/>大規模監控<text:bookmark-end text:name="大規模監控"/></text:p>
          <text:list>
            <text:list-item>
              <text:p text:style-name="P96">監控。</text:p>
              <text:list>
                <text:list-item>
                  <text:p text:style-name="P96">大規模監控。</text:p>
                </text:list-item>
                <text:list-item>
                  <text:p text:style-name="P96">精準監控。</text:p>
                </text:list-item>
              </text:list>
            </text:list-item>
            <text:list-item>
              <text:p text:style-name="P97">大規模監控。</text:p>
              <text:list>
                <text:list-item>
                  <text:p text:style-name="P14"><text:span text:style-name="T31">電器</text:span><text:span text:style-name="T22">型大規模</text:span><text:span text:style-name="T31">監控</text:span>。</text:p>
                </text:list-item>
                <text:list-item>
                  <text:p text:style-name="P100">位<text:span text:style-name="T31">器型大規模監控</text:span>。</text:p>
                </text:list-item>
                <text:list-item>
                  <text:p text:style-name="P14"><text:span text:style-name="T31">超能力</text:span><text:span text:style-name="T22">型大規模</text:span><text:span text:style-name="T31">監控</text:span>。</text:p>
                </text:list-item>
              </text:list>
            </text:list-item>
            <text:list-item>
              <text:p text:style-name="P98">大規模監控。</text:p>
              <text:list>
                <text:list-item>
                  <text:p text:style-name="P99"><text:span text:style-name="T16">第</text:span><text:span text:style-name="T15">a層級型態</text:span><text:span text:style-name="T31">大規模監控</text:span>。</text:p>
                </text:list-item>
              </text:list>
            </text:list-item>
            <text:list-item>
              <text:p text:style-name="P30">電器型大規模監控。</text:p>
              <text:list>
                <text:list-item>
                  <text:p text:style-name="P31">電器型大規模監控 是 使用 電器 進行 大規模監控。</text:p>
                  <text:list>
                    <text:list-item>
                      <text:p text:style-name="P11"><text:span text:style-name="T20">電器型大規模監控 是 </text:span>使用 電器<text:span text:style-name="T20"> 進行（近距離、遠距離、超視距）大規模</text:span>監控。</text:p>
                    </text:list-item>
                    <text:list-item>
                      <text:p text:style-name="P32">電器型大規模監控 是 設計、製造、使用 光 大規模、<text:span text:style-name="T5">精準 </text:span>監控、<text:span text:style-name="T5">側寫（</text:span><text:span text:style-name="T14">profile）</text:span>。</text:p>
                    </text:list-item>
                    <text:list-item>
                      <text:p text:style-name="P33">電器型大規模監控 是 設計、製造、使用 電器 大規模、<text:span text:style-name="T5">精準 </text:span>監控、<text:span text:style-name="T5">側寫(</text:span><text:span text:style-name="T14">profile)</text:span>。</text:p>
                    </text:list-item>
                  </text:list>
                </text:list-item>
                <text:list-item>
                  <text:p text:style-name="P34">明顯例子，電腦、手機、簡訊、網路、攝影機、社交軟體、<text:span text:style-name="T6">GPS、汽車</text:span>、電錶、插座<text:span text:style-name="T5">、</text:span><text:span text:style-name="T32">無線電</text:span>。</text:p>
                  <text:list>
                    <text:list-item>
                      <text:p text:style-name="P30">明顯例子，某一特定監控個體 使用 伺服器後門、基地台後門、雲端後門 大規模監控。</text:p>
                      <text:list>
                        <text:list-item>
                          <text:p text:style-name="P35">該監控個體 使用 伺服器後門、基地台後門、雲端後門 大規模監控 領導層、國民群。</text:p>
                          <text:list>
                            <text:list-item>
                              <text:p text:style-name="P36">明顯例子，（史諾登 認定的）稜鏡計畫。</text:p>
                            </text:list-item>
                          </text:list>
                        </text:list-item>
                        <text:list-item>
                          <text:p text:style-name="P36"><text:span text:style-name="T5">該監控個體 有機率大規模側寫（</text:span><text:span text:style-name="T14">profile）</text:span>。</text:p>
                          <text:list>
                            <text:list-item>
                              <text:p text:style-name="P36">明顯例子，劍橋計畫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7">明顯例子，某一特定監控個體 使用 木馬、後門 精準監控。</text:p>
                      <text:list>
                        <text:list-item>
                          <text:p text:style-name="P37">該監控個體 使用 木馬、後門 精準監控 領導層、國民群。</text:p>
                        </text:list-item>
                        <text:list-item>
                          <text:p text:style-name="P35">假定，該監控個體 發現，需要重點注意的 個體。</text:p>
                          <text:list>
                            <text:list-item>
                              <text:p text:style-name="P35">該監控個體 有機率，在 該個體的 電腦、手機 植入 木馬、後門、遠端操控權限。</text:p>
                            </text:list-item>
                            <text:list-item>
                              <text:p text:style-name="P35">該監控個體 有機率 監控、操控 該個體的 電腦、手機、簡訊、網路、攝影機。</text:p>
                            </text:list-item>
                            <text:list-item>
                              <text:p text:style-name="P38">該監控個體<text:span text:style-name="T6"> </text:span><text:span text:style-name="T8">24</text:span><text:span text:style-name="T30">小時、</text:span>全時段、全方位 觀察、偷窺、竊聽 該個體的電器、該個體。</text:p>
                            </text:list-item>
                            <text:list-item>
                              <text:p text:style-name="P38"><text:span text:style-name="T5">該監控個體 有機率針對 該個體，建立 更精準的、更隱私的 側寫（</text:span><text:span text:style-name="T14">profile）</text:span>。</text:p>
                            </text:list-item>
                            <text:list-item>
                              <text:p text:style-name="P38">假定，該監控個體 認定，該個體 有機率對 群體、文明 有危害、有威脅。</text:p>
                              <text:list>
                                <text:list-item>
                                  <text:p text:style-name="P38">該監控個體 有機率使用 遠端操控，威脅、攻擊、傷害、改變 電器、該個體。</text:p>
                                </text:list-item>
                              </text:list>
                            </text:list-item>
                            <text:list-item>
                              <text:p text:style-name="P39">明顯例子，（史諾登 認定的）上游計畫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9">明顯例子，某一特定監控個體 有機率認定，地球 是 練習場、實驗室、工作範圍。</text:p>
                      <text:list>
                        <text:list-item>
                          <text:p text:style-name="P39">假定，某一特定個體 感測到，自己、電器 被 偷窺、竊聽、控制。</text:p>
                          <text:list>
                            <text:list-item>
                              <text:p text:style-name="P39">該個體 有機率認定，是 錯覺。</text:p>
                            </text:list-item>
                            <text:list-item>
                              <text:p text:style-name="P40">該監控個體 有機率認定，就算 失敗 也沒關係。</text:p>
                            </text:list-item>
                          </text:list>
                        </text:list-item>
                        <text:list-item>
                          <text:p text:style-name="P41">假定，某一特定個體 認定，自己、電器 被 偷窺、竊聽、控制。</text:p>
                          <text:list>
                            <text:list-item>
                              <text:p text:style-name="P42">其他個體 有機率認定，該個體 是 被害妄想症、神經病患者。</text:p>
                            </text:list-item>
                            <text:list-item>
                              <text:p text:style-name="P41">該監控個體 有機率認定，就算 被（該個體）發現 也沒關係。</text:p>
                            </text:list-item>
                            <text:list-item>
                              <text:p text:style-name="P83">該個體 有機率 更新、掃毒、掃漏洞、裝補丁、聘請資安團隊、完全遠離電器。</text:p>
                            </text:list-item>
                            <text:list-item>
                              <text:p text:style-name="P83">該個體 有機率 檢查、擋住 攝影機、麥克風、電磁波、插座、電線、封包、沙發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43"><text:span text:style-name="T35">位</text:span>器型大規模監控。</text:p>
              <text:list>
                <text:list-item>
                  <text:p text:style-name="P44">位器型大規模監控 是 使用 位器 進行 大規模監控。</text:p>
                  <text:list>
                    <text:list-item>
                      <text:p text:style-name="P45">位器型大規模監控 是 使用 位器 進行（近距離、遠距離、超視距）大規模監控。</text:p>
                    </text:list-item>
                    <text:list-item>
                      <text:p text:style-name="P32">位器型大規模監控 是 設計、製造、使用 <text:span text:style-name="T36">力</text:span> 大規模、<text:span text:style-name="T5">精準 </text:span>監控、<text:span text:style-name="T5">側寫（</text:span><text:span text:style-name="T14">profile）</text:span>。</text:p>
                    </text:list-item>
                    <text:list-item>
                      <text:p text:style-name="P45">位器型大規模監控 是 設計、製造、使用 位器 大規模、<text:span text:style-name="T5">精準 </text:span>監控、<text:span text:style-name="T5">側寫(</text:span><text:span text:style-name="T14">profile)</text:span>。</text:p>
                    </text:list-item>
                  </text:list>
                </text:list-item>
                <text:list-item>
                  <text:p text:style-name="P43"><text:span text:style-name="T35">位</text:span>器型大規模監控 <text:span text:style-name="T28">↔</text:span><text:span text:style-name="T35"> </text:span>電器型大規模監控。</text:p>
                  <text:list>
                    <text:list-item>
                      <text:p text:style-name="P43">位動波 <text:span text:style-name="T28">↔</text:span><text:span text:style-name="T35"> </text:span>電磁波。</text:p>
                      <text:list>
                        <text:list-item>
                          <text:p text:style-name="P46">位訊號 <text:span text:style-name="T28">↔</text:span><text:span text:style-name="T35"> </text:span>電訊號。</text:p>
                        </text:list-item>
                      </text:list>
                    </text:list-item>
                    <text:list-item>
                      <text:p text:style-name="P101">力<text:span text:style-name="T31"> </text:span><text:span text:style-name="T28">↔</text:span><text:span text:style-name="T35"> </text:span>光。</text:p>
                    </text:list-item>
                    <text:list-item>
                      <text:p text:style-name="P47"><text:span text:style-name="T35">聲音、重力波 </text:span><text:span text:style-name="T28">↔</text:span><text:span text:style-name="T35"> 光波</text:span>。</text:p>
                    </text:list-item>
                  </text:list>
                </text:list-item>
              </text:list>
            </text:list-item>
            <text:list-item>
              <text:p text:style-name="P48">超能力型大規模監控。</text:p>
              <text:list>
                <text:list-item>
                  <text:p text:style-name="P48">超能力型大規模監控 是 使用 超能力 進行 大規模監控。</text:p>
                  <text:list>
                    <text:list-item>
                      <text:p text:style-name="P11"><text:span text:style-name="T20">超能力型大規模監控 是 </text:span>使用 超能力<text:span text:style-name="T20"> 進行（近距離、遠距離、超視距）大規模</text:span>監控。</text:p>
                    </text:list-item>
                    <text:list-item>
                      <text:p text:style-name="P48">超能力型大規模監控 是 設計、製造、使用 超能力 大規模、<text:span text:style-name="T5">精準 </text:span>監控、<text:span text:style-name="T5">側寫、操作</text:span>。</text:p>
                    </text:list-item>
                    <text:list-item>
                      <text:p text:style-name="P49">超能力型大規模監控 是 設計、製造、使用 超能力工具 大規模、<text:span text:style-name="T5">精準 </text:span>監控、<text:span text:style-name="T5">側寫</text:span>。</text:p>
                    </text:list-item>
                  </text:list>
                </text:list-item>
                <text:list-item>
                  <text:p text:style-name="P30">明顯例子，超感知、超行為。</text:p>
                  <text:list>
                    <text:list-item>
                      <text:p text:style-name="P17">（超感知、超行為 的 相關描述在 <text:span text:style-name="T1">新生之書</text:span>的 <text:span text:style-name="T1">_</text:span> 文件群的 <text:span text:style-name="T1">超能力</text:span>）</text:p>
                    </text:list-item>
                    <text:list-item>
                      <text:p text:style-name="P50">明顯例子，某一特定個體 使用 精神層工具、超能力工具 大規模監控。</text:p>
                      <text:list>
                        <text:list-item>
                          <text:p text:style-name="P51">該個體 使用 精神層工具、超能力工具，大規模監控 領導層、國民群。</text:p>
                        </text:list-item>
                        <text:list-item>
                          <text:p text:style-name="P51"><text:span text:style-name="T5">該個體 有機率大規模側寫（</text:span><text:span text:style-name="T14">profile）</text:span>。</text:p>
                        </text:list-item>
                      </text:list>
                    </text:list-item>
                    <text:list-item>
                      <text:p text:style-name="P52">明顯例子，精神層個體、超能力個體 使用 心電感應、<text:span text:style-name="T17">竊聽腦中感知</text:span> 精準監控。</text:p>
                      <text:list>
                        <text:list-item>
                          <text:p text:style-name="P53">精神層個體、超能力個體 使用 心電感應，精準監控 領導層、國民群。</text:p>
                        </text:list-item>
                        <text:list-item>
                          <text:p text:style-name="P54">假定，精神層個體、超能力個體 發現，需要重點注意的 個體。</text:p>
                          <text:list>
                            <text:list-item>
                              <text:p text:style-name="P54">精神層個體、超能力個體<text:span text:style-name="T6"> </text:span><text:span text:style-name="T8">24</text:span><text:span text:style-name="T30">小時、</text:span>全時段、全方位 觀察、偷窺、竊聽 該個體。</text:p>
                              <text:list>
                                <text:list-item>
                                  <text:p text:style-name="P55">精神層個體、超能力個體<text:span text:style-name="T6"> 有機率使用（近距離、遠距離、超視距）遙視、透視、心靈感應</text:span> 觀察、偷窺、竊聽 該個體（本身）、周遭環境、周遭個體。</text:p>
                                </text:list-item>
                              </text:list>
                            </text:list-item>
                            <text:list-item>
                              <text:p text:style-name="P51">精神層個體、超能力個體<text:span text:style-name="T6"> 有機率針對 該個體，建立 </text:span><text:span text:style-name="T5">更精準的 </text:span><text:span text:style-name="T6">側寫(</text:span><text:span text:style-name="T9">profile)</text:span>。</text:p>
                            </text:list-item>
                          </text:list>
                        </text:list-item>
                        <text:list-item>
                          <text:p text:style-name="P56">假定，精神層、超能力 個體 認定，該個體 有機率對 群體、文明 有危害、有威脅。</text:p>
                          <text:list>
                            <text:list-item>
                              <text:p text:style-name="P56">精神層個體、超能力個體 有機率使用 超行為，威脅、攻擊、傷害、改變 該個體。</text:p>
                              <text:list>
                                <text:list-item>
                                  <text:p text:style-name="P57">精神層個體、超能力個體 有機率使用，<text:span text:style-name="T17">精神控制 </text:span>威脅、攻擊、傷害 該個體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58">明顯例子，精神層個體、超能力個體 有機率認定，地球 是 練習場、實驗室、工作範圍。</text:p>
                      <text:list>
                        <text:list-item>
                          <text:p text:style-name="P59">假定，某一特定個體 感測到，自己（的 身體、意識）被 偷窺、竊聽、控制。</text:p>
                          <text:list>
                            <text:list-item>
                              <text:p text:style-name="P57">該個體 有機率認定，是 錯覺。</text:p>
                            </text:list-item>
                            <text:list-item>
                              <text:p text:style-name="P60">精神層個體、超能力個體 有機率認定，就算 失敗 也沒關係。</text:p>
                            </text:list-item>
                          </text:list>
                        </text:list-item>
                        <text:list-item>
                          <text:p text:style-name="P61">假定，某一特定個體 認定，自己（的 身體、意識）被 偷窺、竊聽、控制。</text:p>
                          <text:list>
                            <text:list-item>
                              <text:p text:style-name="P42">其他個體 有機率認定，該個體 是 被害妄想症、神經病患者。</text:p>
                            </text:list-item>
                            <text:list-item>
                              <text:p text:style-name="P60">精神層個體、超能力個體 有機率認定，就算 被（該個體）發現 也沒關係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62">被超能力監控的個體 有機率 感測不到、認知不到、沒有意識到，自己 被 超能力 監控。</text:p>
                  <text:list>
                    <text:list-item>
                      <text:p text:style-name="P63">明顯例子，假定，帶有探照燈的攝影機 發射出 可見光。</text:p>
                      <text:list>
                        <text:list-item>
                          <text:p text:style-name="P64">假定，人 被 可見光 照射。</text:p>
                        </text:list-item>
                        <text:list-item>
                          <text:p text:style-name="P63">人 有機率感測得到 可見光。</text:p>
                        </text:list-item>
                        <text:list-item>
                          <text:p text:style-name="P65">攝影機 有機率 感測到、感受到，人 反射的 可見光。</text:p>
                          <text:list>
                            <text:list-item>
                              <text:p text:style-name="P65">外在環境 有機率發射（外在環境 的）可見光。</text:p>
                            </text:list-item>
                            <text:list-item>
                              <text:p text:style-name="P65">外在環境 有機率 折射、反射、散射，帶有探照燈的攝影機 發射的 可見光。</text:p>
                            </text:list-item>
                            <text:list-item>
                              <text:p text:style-name="P65">外在環境 有機率 折射、反射、散射，人 反射 的 可見光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66">明顯例子，假定，帶有探照燈的攝影機 發射出 無線電。</text:p>
                      <text:list>
                        <text:list-item>
                          <text:p text:style-name="P67">假定，人 被 無線電 照射。</text:p>
                        </text:list-item>
                        <text:list-item>
                          <text:p text:style-name="P67">人 有機率感測不到 無線電。</text:p>
                        </text:list-item>
                        <text:list-item>
                          <text:p text:style-name="P68">攝影機 有機率 感測到、感受到，人 反射的 無線電。</text:p>
                          <text:list>
                            <text:list-item>
                              <text:p text:style-name="P68">外在環境 有機率發射（外在環境 的）無線電。</text:p>
                            </text:list-item>
                            <text:list-item>
                              <text:p text:style-name="P69">外在環境 有機率 折射、反射、散射，帶有探照燈的攝影機 發射的 無線電。</text:p>
                            </text:list-item>
                            <text:list-item>
                              <text:p text:style-name="P70">外在環境 有機率 折射、反射、散射，人 反射 的 無線電。</text:p>
                            </text:list-item>
                          </text:list>
                        </text:list-item>
                        <text:list-item>
                          <text:p text:style-name="P66">帶有探照燈的攝影機 <text:span text:style-name="T29">↔</text:span><text:span text:style-name="T37"> 超能力者</text:span>。</text:p>
                          <text:list>
                            <text:list-item>
                              <text:p text:style-name="P71">發射、感測（無線電 的）能力<text:span text:style-name="T37"> </text:span><text:span text:style-name="T29">↔</text:span><text:span text:style-name="T37"> 超能力</text:span>。</text:p>
                            </text:list-item>
                            <text:list-item>
                              <text:p text:style-name="P72">無線電 <text:span text:style-name="T29">↔</text:span><text:span text:style-name="T37">（超能力 的）能量</text:span>。<text:span text:style-name="T38">{、儲量、宗量</text:span><text:span text:style-name="T39">、個體}</text:span></text:p>
                            </text:list-item>
                            <text:list-item>
                              <text:p text:style-name="P73">人 <text:span text:style-name="T29">↔</text:span><text:span text:style-name="T37"> </text:span>被超能力監控的個體。</text:p>
                            </text:list-item>
                            <text:list-item>
                              <text:p text:style-name="P74">人 被 無線電 照射<text:span text:style-name="T37"> </text:span><text:span text:style-name="T29">↔</text:span><text:span text:style-name="T37"> 心電感應、催眠、精神控制、意識控制、寫入腦中感知</text:span>。</text:p>
                            </text:list-item>
                            <text:list-item>
                              <text:p text:style-name="P74">人 反射的 無線電 <text:span text:style-name="T29">↔</text:span><text:span text:style-name="T37"> 心電感應、竊聽腦中感知、竊聽腦中意識、竊聽腦中思想</text:span>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62">超能力型大規模監控 <text:span text:style-name="T28">↔</text:span><text:span text:style-name="T35"> </text:span>電器型大規模監控。</text:p>
                  <text:list>
                    <text:list-item>
                      <text:p text:style-name="P62">（精神）（？？？）波 <text:span text:style-name="T28">↔</text:span><text:span text:style-name="T35"> </text:span>電磁波。</text:p>
                      <text:list>
                        <text:list-item>
                          <text:p text:style-name="P62">精神訊號 <text:span text:style-name="T28">↔</text:span><text:span text:style-name="T35"> </text:span>電訊號。</text:p>
                        </text:list-item>
                      </text:list>
                    </text:list-item>
                    <text:list-item>
                      <text:p text:style-name="P102"><text:span text:style-name="T37">（超能力 的）能量 </text:span><text:span text:style-name="T28">↔</text:span><text:span text:style-name="T35"> </text:span>光。</text:p>
                      <text:list>
                        <text:list-item>
                          <text:p text:style-name="P75"><text:span text:style-name="T37">（超能力 的）波 </text:span><text:span text:style-name="T28">↔</text:span><text:span text:style-name="T35"> 光波</text:span>。<text:span text:style-name="T38">{</text:span><text:span text:style-name="T39">、能量波}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76"><text:span text:style-name="T5">第</text:span><text:span text:style-name="T15">a層級型態</text:span>大規模監控<text:span text:style-name="T33">。</text:span></text:p>
              <text:list>
                <text:list-item>
                  <text:p text:style-name="P76">明顯例子，<text:span text:style-name="T34">肉質層型</text:span>大規模監控、意識<text:span text:style-name="T34">層型</text:span>大規模監控、精神<text:span text:style-name="T34">層型</text:span>大規模監控。</text:p>
                </text:list-item>
              </text:list>
            </text:list-item>
          </text:list>
        </text:list-item>
        <text:list-item>
          <text:p text:style-name="P76"><text:bookmark-start text:name="&lt;_3_&gt;個體"/><text:span text:style-name="T5">&lt;_?</text:span><text:span text:style-name="T43">3_&gt;</text:span><text:span text:style-name="T47">個體</text:span><text:bookmark-end text:name="&lt;_3_&gt;個體"/></text:p>
          <text:list>
            <text:list-item>
              <text:p text:style-name="P12"><text:span text:style-name="T23">個體、群體（自己）</text:span><text:span text:style-name="T44">獨立思考、意識判斷、自由選擇</text:span><text:span text:style-name="T23"> 要、不要，</text:span><text:span text:style-name="T20">以 </text:span><text:span text:style-name="T24">&lt;_?3_&gt;個</text:span><text:span text:style-name="T20">體 為 中心思想</text:span><text:span text:style-name="T5">。</text:span></text:p>
              <text:list>
                <text:list-item>
                  <text:p text:style-name="P94"><text:span text:style-name="T44">個體、群體（自己）獨立思考、意識判斷、自由選擇 要、不要，</text:span>以 大自然 為 中心思想<text:span text:style-name="T5">。</text:span></text:p>
                  <text:list>
                    <text:list-item>
                      <text:p text:style-name="P13"><text:span text:style-name="T44">個體、群體</text:span><text:span text:style-name="T23">（自己）</text:span><text:span text:style-name="T25">獨立</text:span><text:span text:style-name="T45">思考、</text:span><text:span text:style-name="T25">群體</text:span><text:span text:style-name="T45">討論、</text:span><text:span text:style-name="T25">意識</text:span><text:span text:style-name="T45">判斷、</text:span><text:span text:style-name="T25">觀點</text:span><text:span text:style-name="T45">認定、</text:span><text:span text:style-name="T25">自由</text:span><text:span text:style-name="T45">選擇、</text:span><text:span text:style-name="T25">實際</text:span><text:span text:style-name="T45">執行</text:span><text:span text:style-name="T5">。</text:span></text:p>
                    </text:list-item>
                  </text:list>
                </text:list-item>
              </text:list>
            </text:list-item>
            <text:list-item>
              <text:p text:style-name="P85"><text:span text:style-name="T5">假定，</text:span><text:span text:style-name="T44">個體</text:span>、群體<text:span text:style-name="T44"> </text:span>以<text:span text:style-name="T6"> &lt;_?</text:span><text:span text:style-name="T42">3_&gt;</text:span><text:span text:style-name="T48">個體 為 中心思想</text:span>。</text:p>
              <text:list>
                <text:list-item>
                  <text:p text:style-name="P90">個體、群體 的 本能、傳承、存在、變化、生存、生活 不是，<text:span text:style-name="T6">為了 自己</text:span>。</text:p>
                </text:list-item>
                <text:list-item>
                  <text:p text:style-name="P84">個體、群體 的 本能、傳承、存在、變化、生存、生活 是，<text:span text:style-name="T6">為了 &lt;_?</text:span><text:span text:style-name="T42">3_&gt;</text:span><text:span text:style-name="T48">個體</text:span>。</text:p>
                  <text:list>
                    <text:list-item>
                      <text:p text:style-name="P91">個體、群體 的 本能、傳承、存在、變化、生存、生活 是<text:span text:style-name="T6">為了 提升、昇華 &lt;_?</text:span><text:span text:style-name="T42">3_&gt;</text:span><text:span text:style-name="T48">個體</text:span>。</text:p>
                    </text:list-item>
                  </text:list>
                </text:list-item>
              </text:list>
            </text:list-item>
            <text:list-item>
              <text:p text:style-name="P88">假定，個體、物種、文明 以 <text:span text:style-name="T6">&lt;_?3_&gt;個</text:span>體 為 中心思想。</text:p>
              <text:list>
                <text:list-item>
                  <text:p text:style-name="P92">個體的存在、物種的延續、文明的傳承 不是，為了 自己。</text:p>
                </text:list-item>
                <text:list-item>
                  <text:p text:style-name="P89">個體的存在、物種的延續、文明的傳承 是，<text:span text:style-name="T6">為了 &lt;_?</text:span><text:span text:style-name="T42">3_&gt;</text:span><text:span text:style-name="T48">個體</text:span>。</text:p>
                  <text:list>
                    <text:list-item>
                      <text:p text:style-name="P93">個體的存在、物種的延續、<text:span text:style-name="T44">文明</text:span>的傳承 是<text:span text:style-name="T6">為了 提升、昇華 &lt;_?</text:span><text:span text:style-name="T42">3_&gt;</text:span><text:span text:style-name="T48">個體</text:span>。</text:p>
                    </text:list-item>
                    <text:list-item>
                      <text:p text:style-name="P86"><text:span text:style-name="T44">個體 的 明顯例子，聲音、人類、樹木、土壤、地球、月亮、太陽、太陽系、電腦、數學</text:span>。</text:p>
                    </text:list-item>
                    <text:list-item>
                      <text:p text:style-name="P87"><text:span text:style-name="T44">個體 的 明顯例子，能量、動物、植物、靜物、行星、衛星、恆星、恆星系、科技、學門</text:span>。</text:p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page"/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>
      <style:text-properties fo:font-size="19.3999996185303pt" fo:font-weight="normal" style:font-name-asian="標楷體1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7-01T18:42:44.928000000</dc:date>
    <meta:editing-duration>P197DT3H1M45S</meta:editing-duration>
    <meta:editing-cycles>10367</meta:editing-cycles>
    <meta:document-statistic meta:table-count="0" meta:image-count="0" meta:object-count="0" meta:page-count="1" meta:paragraph-count="234" meta:word-count="4977" meta:character-count="5824" meta:non-whitespace-character-count="5320"/>
  </office:meta>
</office:document-meta>
</file>